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666666" draw:textarea-horizontal-align="justify" draw:textarea-vertical-align="middle" draw:auto-grow-height="false" fo:min-height="3cm" fo:min-width="4.25cm"/>
      <style:paragraph-properties style:writing-mode="lr-tb"/>
    </style:style>
    <style:style style:name="gr2" style:family="graphic" style:parent-style-name="objectwithoutfill">
      <style:graphic-properties svg:stroke-width="0.106cm" svg:stroke-color="#000000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width="0.106cm" draw:marker-start-width="0.358cm" draw:marker-end-width="0.358cm" draw:fill-color="#000000" draw:textarea-vertical-align="middle" draw:auto-grow-height="false" fo:min-height="2.147cm" fo:min-width="1.897cm" fo:padding-top="0.177cm" fo:padding-bottom="0.177cm" fo:padding-left="0.302cm" fo:padding-right="0.302cm" fo:wrap-option="wrap"/>
    </style:style>
    <style:style style:name="gr6" style:family="graphic" style:parent-style-name="standard">
      <style:graphic-properties svg:stroke-color="#000000" draw:fill-color="#666666" draw:textarea-horizontal-align="justify" draw:textarea-vertical-align="middle" draw:auto-grow-height="false" fo:min-height="2.25cm" fo:min-width="3.75cm"/>
      <style:paragraph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4cm" fo:min-width="2.5cm"/>
      <style:paragraph-properties style:writing-mode="lr-tb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2.226cm" fo:min-width="6.226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8cm" draw:marker-end="Extrémités_20_de_20_flèche_20_2" draw:marker-end-width="0.38cm" draw:fill="none" draw:textarea-vertical-align="middle" fo:padding-top="0.152cm" fo:padding-bottom="0.152cm" fo:padding-left="0.277cm" fo:padding-right="0.2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-color="#000000" draw:textarea-vertical-align="middle" draw:auto-grow-height="false" fo:min-height="1.751cm" fo:min-width="1.501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75cm" svg:height="3.25cm" svg:x="4cm" svg:y="8.7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3.25cm" svg:x="21cm" svg:y="8.75cm">
          <text:p text:style-name="P1">Serv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5cm" svg:y1="9.5cm" svg:x2="19.75cm" svg:y2="9.5cm">
          <text:p/>
        </draw:line>
        <draw:line draw:style-name="gr2" draw:text-style-name="P3" draw:layer="layout" svg:x1="19.5cm" svg:y1="11.25cm" svg:x2="10.25cm" svg:y2="11.25cm">
          <text:p/>
        </draw:line>
        <draw:frame draw:style-name="gr3" draw:text-style-name="P4" draw:layer="layout" svg:width="3.423cm" svg:height="0.962cm" svg:x="13.5cm" svg:y="7.788cm">
          <draw:text-box>
            <text:p>Command</text:p>
          </draw:text-box>
        </draw:frame>
        <draw:frame draw:style-name="gr4" draw:text-style-name="P4" draw:layer="layout" svg:width="2.5cm" svg:height="0.962cm" svg:x="13.75cm" svg:y="12cm">
          <draw:text-box>
            <text:p>Output</text:p>
          </draw:text-box>
        </draw:frame>
        <draw:custom-shape draw:style-name="gr5" draw:text-style-name="P5" draw:layer="layout" svg:width="2.5cm" svg:height="2.5cm" svg:x="24.5cm" svg:y="7cm">
          <text:p/>
          <draw:enhanced-geometry svg:viewBox="0 0 21600 21600" draw:text-areas="0 0 21600 21600" draw:type="circular-arrow" draw:modifiers="180 39.828301068777 9755.8888369856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7" draw:layer="layout" svg:width="5.362cm" svg:height="1.361cm" svg:x="22.5cm" svg:y="5.25cm">
          <draw:text-box>
            <text:p text:style-name="P6"><text:span text:style-name="T1">Update internal </text:span><text:span text:style-name="T1">state</text:span></text:p>
            <text:p text:style-name="P6"><text:span text:style-name="T1">(database, </text:span><text:span text:style-name="T1">filesystem)</text:span></text:p>
          </draw:text-box>
        </draw:frame>
        <draw:frame draw:style-name="gr3" draw:text-style-name="P4" draw:layer="layout" svg:width="9.659cm" svg:height="0.962cm" svg:x="10.341cm" svg:y="1.75cm">
          <draw:text-box>
            <text:p>Classic client-server architecture</text:p>
          </draw:text-box>
        </draw:frame>
      </draw:page>
      <draw:page draw:name="page2" draw:style-name="dp1" draw:master-page-name="Standard">
        <draw:custom-shape draw:style-name="gr6" draw:text-style-name="P2" draw:layer="layout" svg:width="4.25cm" svg:height="2.5cm" svg:x="3cm" svg:y="14.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4.25cm" svg:x="16.75cm" svg:y="13.75cm">
          <text:p text:style-name="P1">Smart</text:p>
          <text:p text:style-name="P1">Contract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75cm" svg:height="3.5cm" svg:x="2.25cm" svg:y="4.5cm">
          <text:p text:style-name="P1">IPFS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2" draw:layer="layout" svg:width="4.25cm" svg:height="2.5cm" svg:x="13.5cm" svg:y="7.75cm">
          <text:p text:style-name="P1">Server 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25cm" svg:height="2.5cm" svg:x="19cm" svg:y="5cm">
          <text:p text:style-name="P1">Server 2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25cm" svg:height="2.5cm" svg:x="24cm" svg:y="2.25cm">
          <text:p text:style-name="P1">Server N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8cm" svg:y1="15.5cm" svg:x2="16cm" svg:y2="15.5cm">
          <text:p/>
        </draw:line>
        <draw:line draw:style-name="gr9" draw:text-style-name="P3" draw:layer="layout" svg:x1="16cm" svg:y1="16cm" svg:x2="8cm" svg:y2="16cm">
          <text:p/>
        </draw:line>
        <draw:line draw:style-name="gr9" draw:text-style-name="P3" draw:layer="layout" svg:x1="4.772cm" svg:y1="13.73cm" svg:x2="4.772cm" svg:y2="8.501cm">
          <text:p/>
        </draw:line>
        <draw:line draw:style-name="gr9" draw:text-style-name="P3" draw:layer="layout" svg:x1="5.25cm" svg:y1="8.521cm" svg:x2="5.25cm" svg:y2="13.75cm">
          <text:p/>
        </draw:line>
        <draw:line draw:style-name="gr9" draw:text-style-name="P3" draw:layer="layout" svg:x1="10.228cm" svg:y1="7.153cm" svg:x2="13.29cm" svg:y2="8.03cm">
          <text:p/>
        </draw:line>
        <draw:line draw:style-name="gr9" draw:text-style-name="P3" draw:layer="layout" svg:x1="13.222cm" svg:y1="8.322cm" svg:x2="10.16cm" svg:y2="7.445cm">
          <text:p/>
        </draw:line>
        <draw:line draw:style-name="gr9" draw:text-style-name="P3" draw:layer="layout" svg:x1="16.341cm" svg:y1="10.518cm" svg:x2="17.164cm" svg:y2="13.389cm">
          <text:p/>
        </draw:line>
        <draw:line draw:style-name="gr9" draw:text-style-name="P3" draw:layer="layout" svg:x1="16.823cm" svg:y1="13.5cm" svg:x2="16cm" svg:y2="10.629cm">
          <text:p/>
        </draw:line>
        <draw:line draw:style-name="gr9" draw:text-style-name="P3" draw:layer="layout" svg:x1="10.838cm" svg:y1="5.75cm" svg:x2="18.365cm" svg:y2="5.75cm">
          <text:p/>
        </draw:line>
        <draw:line draw:style-name="gr9" draw:text-style-name="P3" draw:layer="layout" svg:x1="18.027cm" svg:y1="6.137cm" svg:x2="10.5cm" svg:y2="6.137cm">
          <text:p/>
        </draw:line>
        <draw:line draw:style-name="gr9" draw:text-style-name="P3" draw:layer="layout" svg:x1="19.25cm" svg:y1="13.112cm" svg:x2="21.152cm" svg:y2="7.75cm">
          <text:p/>
        </draw:line>
        <draw:line draw:style-name="gr9" draw:text-style-name="P3" draw:layer="layout" svg:x1="21.551cm" svg:y1="8.138cm" svg:x2="19.649cm" svg:y2="13.5cm">
          <text:p/>
        </draw:line>
        <draw:line draw:style-name="gr9" draw:text-style-name="P3" draw:layer="layout" svg:x1="10cm" svg:y1="4.499cm" svg:x2="23.216cm" svg:y2="3.287cm">
          <text:p/>
        </draw:line>
        <draw:line draw:style-name="gr9" draw:text-style-name="P3" draw:layer="layout" svg:x1="23.216cm" svg:y1="3.75cm" svg:x2="10cm" svg:y2="4.962cm">
          <text:p/>
        </draw:line>
        <draw:line draw:style-name="gr9" draw:text-style-name="P3" draw:layer="layout" svg:x1="20.5cm" svg:y1="15.5cm" svg:x2="26cm" svg:y2="5.675cm">
          <text:p/>
        </draw:line>
        <draw:line draw:style-name="gr9" draw:text-style-name="P3" draw:layer="layout" svg:x1="26.301cm" svg:y1="5.925cm" svg:x2="20.5cm" svg:y2="16.25cm">
          <text:p/>
        </draw:line>
        <draw:frame draw:style-name="gr3" draw:text-style-name="P9" draw:layer="layout" svg:width="3.639cm" svg:height="1.039cm" svg:x="1cm" svg:y="10.711cm">
          <draw:text-box>
            <text:p><text:span text:style-name="T2">1. Upload command</text:span></text:p>
            <text:p text:style-name="P1"><text:span text:style-name="T2">payload</text:span></text:p>
          </draw:text-box>
        </draw:frame>
        <draw:frame draw:style-name="gr3" draw:text-style-name="P9" draw:layer="layout" svg:width="4.32cm" svg:height="0.645cm" svg:x="9.95cm" svg:y="14.605cm">
          <draw:text-box>
            <text:p><text:span text:style-name="T2">2. </text:span><text:span text:style-name="T2">S</text:span><text:span text:style-name="T2">ub</text:span><text:span text:style-name="T2">mi</text:span><text:span text:style-name="T2">t </text:span><text:span text:style-name="T2">co</text:span><text:span text:style-name="T2">m</text:span><text:span text:style-name="T2">m</text:span><text:span text:style-name="T2">an</text:span><text:span text:style-name="T2">d </text:span><text:span text:style-name="T2">CI</text:span><text:span text:style-name="T2">D</text:span></text:p>
          </draw:text-box>
        </draw:frame>
        <draw:frame draw:style-name="gr10" draw:text-style-name="P9" draw:layer="layout" svg:width="4.503cm" svg:height="0.645cm" svg:x="11.75cm" svg:y="11.5cm">
          <draw:text-box>
            <text:p><text:span text:style-name="T2">3. </text:span><text:span text:style-name="T2">R</text:span><text:span text:style-name="T2">ec</text:span><text:span text:style-name="T2">ei</text:span><text:span text:style-name="T2">ve </text:span><text:span text:style-name="T2">co</text:span><text:span text:style-name="T2">m</text:span><text:span text:style-name="T2">m</text:span><text:span text:style-name="T2">an</text:span><text:span text:style-name="T2">d </text:span><text:span text:style-name="T2">CI</text:span><text:span text:style-name="T2">D</text:span></text:p>
          </draw:text-box>
        </draw:frame>
        <draw:frame draw:style-name="gr11" draw:text-style-name="P9" draw:layer="layout" svg:width="5.753cm" svg:height="1.039cm" svg:x="11.497cm" svg:y="7cm">
          <draw:text-box>
            <text:p><text:span text:style-name="T2">4. </text:span><text:span text:style-name="T2">D</text:span><text:span text:style-name="T2">o</text:span><text:span text:style-name="T2">w</text:span><text:span text:style-name="T2">nl</text:span><text:span text:style-name="T2">oa</text:span><text:span text:style-name="T2">d </text:span><text:span text:style-name="T2">co</text:span><text:span text:style-name="T2">m</text:span><text:span text:style-name="T2">m</text:span><text:span text:style-name="T2">an</text:span><text:span text:style-name="T2">d </text:span><text:span text:style-name="T2">pa</text:span><text:span text:style-name="T2">yl</text:span><text:span text:style-name="T2">oa</text:span><text:span text:style-name="T2">d</text:span></text:p>
          </draw:text-box>
        </draw:frame>
        <draw:frame draw:style-name="gr11" draw:text-style-name="P9" draw:layer="layout" svg:width="5.753cm" svg:height="1.039cm" svg:x="8.247cm" svg:y="8.25cm">
          <draw:text-box>
            <text:p><text:span text:style-name="T2">5. </text:span><text:span text:style-name="T2">U</text:span><text:span text:style-name="T2">pl</text:span><text:span text:style-name="T2">oa</text:span><text:span text:style-name="T2">d </text:span><text:span text:style-name="T2">co</text:span><text:span text:style-name="T2">m</text:span><text:span text:style-name="T2">m</text:span><text:span text:style-name="T2">an</text:span><text:span text:style-name="T2">d </text:span><text:span text:style-name="T2">ou</text:span><text:span text:style-name="T2">tp</text:span><text:span text:style-name="T2">ut</text:span></text:p>
            <text:p text:style-name="P1"><text:span text:style-name="T2">&amp; </text:span><text:span text:style-name="T2">ne</text:span><text:span text:style-name="T2">w </text:span><text:span text:style-name="T2">ap</text:span><text:span text:style-name="T2">p </text:span><text:span text:style-name="T2">st</text:span><text:span text:style-name="T2">at</text:span><text:span text:style-name="T2">e</text:span></text:p>
          </draw:text-box>
        </draw:frame>
        <draw:frame draw:style-name="gr11" draw:text-style-name="P9" draw:layer="layout" svg:width="5.753cm" svg:height="1.039cm" svg:x="16.497cm" svg:y="10.461cm">
          <draw:text-box>
            <text:p><text:span text:style-name="T2">6. Submit command</text:span></text:p>
            <text:p><text:span text:style-name="T2">output &amp; state CID</text:span></text:p>
          </draw:text-box>
        </draw:frame>
        <draw:frame draw:style-name="gr12" draw:text-style-name="P9" draw:layer="layout" svg:width="1cm" svg:height="0.645cm" svg:x="24.25cm" svg:y="6.355cm">
          <draw:text-box>
            <text:p><text:span text:style-name="T2">3. </text:span></text:p>
          </draw:text-box>
        </draw:frame>
        <draw:frame draw:style-name="gr12" draw:text-style-name="P9" draw:layer="layout" svg:width="1cm" svg:height="0.645cm" svg:x="21.25cm" svg:y="8.855cm">
          <draw:text-box>
            <text:p><text:span text:style-name="T2">6. </text:span></text:p>
          </draw:text-box>
        </draw:frame>
        <draw:frame draw:style-name="gr12" draw:text-style-name="P9" draw:layer="layout" svg:width="1cm" svg:height="0.645cm" svg:x="26cm" svg:y="6.75cm">
          <draw:text-box>
            <text:p><text:span text:style-name="T2">6. </text:span></text:p>
          </draw:text-box>
        </draw:frame>
        <draw:frame draw:style-name="gr10" draw:text-style-name="P9" draw:layer="layout" svg:width="1cm" svg:height="0.645cm" svg:x="20cm" svg:y="8.355cm">
          <draw:text-box>
            <text:p><text:span text:style-name="T2">3. </text:span></text:p>
          </draw:text-box>
        </draw:frame>
        <draw:frame draw:style-name="gr10" draw:text-style-name="P9" draw:layer="layout" svg:width="1cm" svg:height="0.645cm" svg:x="13.75cm" svg:y="5.105cm">
          <draw:text-box>
            <text:p><text:span text:style-name="T2">4. </text:span></text:p>
          </draw:text-box>
        </draw:frame>
        <draw:frame draw:style-name="gr10" draw:text-style-name="P9" draw:layer="layout" svg:width="1cm" svg:height="0.645cm" svg:x="16cm" svg:y="3.25cm">
          <draw:text-box>
            <text:p><text:span text:style-name="T2">4. </text:span></text:p>
          </draw:text-box>
        </draw:frame>
        <draw:frame draw:style-name="gr10" draw:text-style-name="P9" draw:layer="layout" svg:width="1cm" svg:height="0.645cm" svg:x="16.25cm" svg:y="4.355cm">
          <draw:text-box>
            <text:p><text:span text:style-name="T2">5. </text:span></text:p>
          </draw:text-box>
        </draw:frame>
        <draw:frame draw:style-name="gr10" draw:text-style-name="P9" draw:layer="layout" svg:width="1cm" svg:height="0.645cm" svg:x="13.75cm" svg:y="6.105cm">
          <draw:text-box>
            <text:p><text:span text:style-name="T2">5. </text:span></text:p>
          </draw:text-box>
        </draw:frame>
        <draw:frame draw:style-name="gr3" draw:text-style-name="P9" draw:layer="layout" svg:width="5.125cm" svg:height="0.645cm" svg:x="9.75cm" svg:y="16.25cm">
          <draw:text-box>
            <text:p><text:span text:style-name="T2">8. Receive output &amp; state CID</text:span></text:p>
          </draw:text-box>
        </draw:frame>
        <draw:custom-shape draw:style-name="gr13" draw:text-style-name="P5" draw:layer="layout" svg:width="2cm" svg:height="2cm" draw:transform="rotate (-1.5707963267949) translate (21.168cm 17.5cm)">
          <text:p/>
          <draw:enhanced-geometry svg:viewBox="0 0 21600 21600" draw:text-areas="0 0 21600 21600" draw:type="circular-arrow" draw:modifiers="172.4914750056 77.7613541281619 10057.05100906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9" draw:layer="layout" svg:width="3.868cm" svg:height="1.039cm" svg:x="21.5cm" svg:y="18.211cm">
          <draw:text-box>
            <text:p><text:span text:style-name="T2">7. Wait for </text:span><text:span text:style-name="T2">consensus</text:span></text:p>
            <text:p text:style-name="P1"><text:span text:style-name="T2">between </text:span><text:span text:style-name="T2">servers</text:span></text:p>
          </draw:text-box>
        </draw:frame>
        <draw:frame draw:style-name="gr3" draw:text-style-name="P9" draw:layer="layout" svg:width="4.088cm" svg:height="1.039cm" svg:x="5.5cm" svg:y="10.855cm">
          <draw:text-box>
            <text:p><text:span text:style-name="T2">9. Download command</text:span></text:p>
            <text:p text:style-name="P1"><text:span text:style-name="T2">output &amp; new app state</text:span></text:p>
          </draw:text-box>
        </draw:frame>
        <draw:frame draw:style-name="gr3" draw:text-style-name="P4" draw:layer="layout" svg:width="5.679cm" svg:height="0.962cm" svg:x="11.821cm" svg:y="1cm">
          <draw:text-box>
            <text:p>RPC3 architectur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1T15:07:43.768451149</meta:creation-date>
    <dc:date>2023-10-01T17:55:53.682891052</dc:date>
    <meta:editing-duration>PT3M13S</meta:editing-duration>
    <meta:editing-cycles>2</meta:editing-cycles>
    <meta:generator>LibreOffice/7.3.7.2$Linux_X86_64 LibreOffice_project/30$Build-2</meta:generator>
    <meta:document-statistic meta:object-count="50"/>
  </office:meta>
</office:document-meta>
</file>